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add6e7" draw:fill-color="#005a80" fo:padding-top="-0.05cm" fo:padding-bottom="-0.05cm" fo:padding-left="-0.05cm" fo:padding-right="-0.05cm"/>
    </style:style>
    <style:style style:name="gr2" style:family="graphic" style:parent-style-name="standard">
      <style:graphic-properties svg:stroke-width="0.08cm" draw:fill="none" draw:fill-color="#ffffff" fo:padding-top="-0.01cm" fo:padding-bottom="-0.01cm" fo:padding-left="-0.01cm" fo:padding-right="-0.01cm"/>
    </style:style>
    <style:style style:name="gr3" style:family="graphic" style:parent-style-name="standard">
      <style:graphic-properties svg:stroke-width="0.08cm" svg:stroke-color="#00a8da" draw:fill="none" draw:fill-color="#ffffff" fo:padding-top="-0.01cm" fo:padding-bottom="-0.01cm" fo:padding-left="-0.01cm" fo:padding-right="-0.01cm"/>
    </style:style>
    <style:style style:name="gr4" style:family="graphic" style:parent-style-name="standard">
      <style:graphic-properties svg:stroke-width="0cm" draw:fill-color="#0096d4" fo:padding-top="-0.05cm" fo:padding-bottom="-0.05cm" fo:padding-left="-0.05cm" fo:padding-right="-0.05cm"/>
    </style:style>
    <style:style style:name="gr5" style:family="graphic" style:parent-style-name="standard">
      <style:graphic-properties svg:stroke-width="0.08cm" svg:stroke-color="#add6e7" draw:fill="none" draw:fill-color="#ffffff" fo:padding-top="-0.01cm" fo:padding-bottom="-0.01cm" fo:padding-left="-0.01cm" fo:padding-right="-0.01cm"/>
    </style:style>
    <style:style style:name="gr6" style:family="graphic" style:parent-style-name="standard">
      <style:graphic-properties svg:stroke-width="0cm" draw:fill-color="#00b4ff" fo:padding-top="-0.05cm" fo:padding-bottom="-0.05cm" fo:padding-left="-0.05cm" fo:padding-right="-0.05cm"/>
    </style:style>
    <style:style style:name="gr7" style:family="graphic" style:parent-style-name="standard">
      <style:graphic-properties svg:stroke-width="0cm" draw:fill-color="#005a80" fo:padding-top="-0.05cm" fo:padding-bottom="-0.05cm" fo:padding-left="-0.05cm" fo:padding-right="-0.05cm"/>
    </style:style>
    <style:style style:name="gr8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9" style:family="graphic" style:parent-style-name="standard">
      <style:graphic-properties svg:stroke-width="0cm" svg:stroke-color="#000000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2.504cm" svg:y="-5cm"/>
          <draw:glue-point draw:id="5" svg:x="3.442cm" svg:y="-5cm"/>
          <draw:glue-point draw:id="6" svg:x="0.469cm" svg:y="-5cm"/>
          <draw:glue-point draw:id="7" svg:x="-3.683cm" svg:y="5cm"/>
          <draw:glue-point draw:id="8" svg:x="2.485cm" svg:y="5cm"/>
          <draw:glue-point draw:id="9" svg:x="-0.599cm" svg:y="5cm"/>
          <draw:glue-point draw:id="10" svg:x="-5cm" svg:y="-1.524cm"/>
          <draw:glue-point draw:id="11" svg:x="5cm" svg:y="-0.978cm"/>
          <draw:glue-point draw:id="12" svg:x="-0.049cm" svg:y="-0.313cm"/>
          <draw:polygon draw:style-name="gr1" draw:layer="layout" svg:width="0.267cm" svg:height="0.22cm" svg:x="0cm" svg:y="0.475cm" svg:viewBox="0 0 268 221" draw:points="268,0 0,0 0,221 235,220 264,220">
            <text:p/>
          </draw:polygon>
          <draw:polyline draw:style-name="gr2" draw:layer="layout" svg:width="0.267cm" svg:height="0.22cm" svg:x="0cm" svg:y="0.475cm" svg:viewBox="0 0 268 221" draw:points="268,0 235,0 0,0 0,221 235,220 264,220">
            <text:p/>
          </draw:polyline>
          <draw:path draw:style-name="gr1" draw:layer="layout" svg:width="0.325cm" svg:height="0.432cm" svg:x="1.383cm" svg:y="0.475cm" svg:viewBox="0 0 326 433" svg:d="m20 220h31c237 0 275 213 275 213v-221c0 0-38-212-275-212h-51z">
            <text:p/>
          </draw:path>
          <draw:path draw:style-name="gr3" draw:layer="layout" svg:width="0.325cm" svg:height="0.432cm" svg:x="1.383cm" svg:y="0.475cm" svg:viewBox="0 0 326 433" svg:d="m20 220h31c237 0 275 213 275 213v-221c0 0-38-212-275-212h-51">
            <text:p/>
          </draw:path>
          <draw:polygon draw:style-name="gr4" draw:layer="layout" svg:width="1.053cm" svg:height="1.836cm" svg:x="0.225cm" svg:y="0.164cm" svg:viewBox="0 0 1054 1837" draw:points="0,1837 1054,1837 1054,0 0,0">
            <text:p/>
          </draw:polygon>
          <draw:polyline draw:style-name="gr5" draw:layer="layout" svg:width="1.053cm" svg:height="1.836cm" svg:x="0.225cm" svg:y="0.164cm" svg:viewBox="0 0 1054 1837" draw:points="0,1837 1054,1837 1054,0 0,0 0,1837">
            <text:p/>
          </draw:polyline>
          <draw:polygon draw:style-name="gr6" draw:layer="layout" svg:width="1.217cm" svg:height="0.164cm" svg:x="0.225cm" svg:y="0cm" svg:viewBox="0 0 1218 165" draw:points="0,165 201,0 1218,0 1054,165">
            <text:p/>
          </draw:polygon>
          <draw:polyline draw:style-name="gr5" draw:layer="layout" svg:width="1.217cm" svg:height="0.164cm" svg:x="0.225cm" svg:y="0cm" svg:viewBox="0 0 1218 165" draw:points="0,165 201,0 1218,0 1054,165 0,165">
            <text:p/>
          </draw:polyline>
          <draw:polygon draw:style-name="gr7" draw:layer="layout" svg:width="0.163cm" svg:height="1.999cm" svg:x="1.278cm" svg:y="0cm" svg:viewBox="0 0 164 2000" draw:points="0,2000 164,1798 164,0 0,162">
            <text:p/>
          </draw:polygon>
          <draw:polyline draw:style-name="gr5" draw:layer="layout" svg:width="0.163cm" svg:height="1.999cm" svg:x="1.278cm" svg:y="0cm" svg:viewBox="0 0 164 2000" draw:points="0,2000 164,1798 164,0 0,162 0,2000">
            <text:p/>
          </draw:polyline>
          <draw:path draw:style-name="gr8" draw:layer="layout" svg:width="0.933cm" svg:height="0.782cm" svg:x="0.775cm" svg:y="0.674cm" svg:viewBox="0 0 934 783" svg:d="m934 0v261c-26 309-576 293-576 293v229l-358-359 358-359v228c0 0 559 16 576-293z">
            <text:p/>
          </draw:path>
          <draw:path draw:style-name="gr2" draw:layer="layout" svg:width="0.933cm" svg:height="0.782cm" svg:x="0.775cm" svg:y="0.674cm" svg:viewBox="0 0 934 783" svg:d="m934 0v261c-26 309-576 293-576 293v16 213l-358-359 358-359v228c0 0 559 16 576-293">
            <text:p/>
          </draw:path>
          <draw:polygon draw:style-name="gr9" draw:layer="layout" svg:width="0.616cm" svg:height="0.62cm" svg:x="0.348cm" svg:y="0.301cm" svg:viewBox="0 0 617 621" draw:points="60,218 0,277 0,0 277,0 216,62 204,75 617,486 482,621 70,208 60,217">
            <text:p/>
          </draw:polygon>
          <draw:polygon draw:style-name="gr9" draw:layer="layout" svg:width="0.616cm" svg:height="0.621cm" svg:x="0.348cm" svg:y="1.273cm" svg:viewBox="0 0 617 622" draw:points="60,403 0,344 0,622 277,622 216,559 204,546 617,135 482,0 70,413 60,40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CU</dc:title>
    <meta:creation-date>2011-02-07T16:45:12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